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formma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бортпроводник_ж</text:p>
          </table:table-cell>
          <table:table-cell office:value-type="string" calcext:value-type="string">
            <text:p>жакет</text:p>
          </table:table-cell>
          <table:table-cell office:value-type="string" calcext:value-type="string">
            <text:p>платье</text:p>
          </table:table-cell>
          <table:table-cell office:value-type="string" calcext:value-type="string">
            <text:p>юбка</text:p>
          </table:table-cell>
          <table:table-cell office:value-type="string" calcext:value-type="string">
            <text:p>брюки</text:p>
          </table:table-cell>
          <table:table-cell office:value-type="string" calcext:value-type="string">
            <text:p>блуза</text:p>
          </table:table-cell>
          <table:table-cell office:value-type="string" calcext:value-type="string">
            <text:p>блуза_дл</text:p>
          </table:table-cell>
          <table:table-cell office:value-type="string" calcext:value-type="string">
            <text:p>блуза_кор</text:p>
          </table:table-cell>
          <table:table-cell office:value-type="string" calcext:value-type="string">
            <text:p>жилет_кост</text:p>
          </table:table-cell>
          <table:table-cell office:value-type="string" calcext:value-type="string">
            <text:p>жилет_тр</text:p>
          </table:table-cell>
          <table:table-cell office:value-type="string" calcext:value-type="string">
            <text:p>пилотка</text:p>
          </table:table-cell>
          <table:table-cell office:value-type="string" calcext:value-type="string">
            <text:p>ремень</text:p>
          </table:table-cell>
          <table:table-cell office:value-type="string" calcext:value-type="string">
            <text:p>шейный_платок</text:p>
          </table:table-cell>
          <table:table-cell office:value-type="string" calcext:value-type="string">
            <text:p>туфли</text:p>
          </table:table-cell>
          <table:table-cell office:value-type="string" calcext:value-type="string">
            <text:p>бейдж</text:p>
          </table:table-cell>
          <table:table-cell office:value-type="string" calcext:value-type="string">
            <text:p>пропуск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колготы</text:p>
          </table:table-cell>
          <table:table-cell office:value-type="string" calcext:value-type="string">
            <text:p>серьги</text:p>
          </table:table-cell>
          <table:table-cell office:value-type="string" calcext:value-type="string">
            <text:p>кольцо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ортпроводник_ж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платье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блузка_кор_брюк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блуза_жакет_брюки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илотка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шейный_платок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жакет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ейдж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опуск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емень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луза_кор_юбка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блуза_жакет_юбк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блуза_кор_жилет_кост_юбка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туфли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щ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пальто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шапка_зима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шарф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перчатк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сапог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колготы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ижнее_бельё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кольцо</text:p>
          </table:table-cell>
          <table:table-cell table:number-columns-repeated="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ерьги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цепочка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зажим_галстук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часы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чк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линзы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сумка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зонт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жилет_тр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латье_жакет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шейный_платок_нарушение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асы_нарушение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раслет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колготы_нарушение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уфли_нарушение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ерьги_нарушение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пирсинг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жакет_нарушение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блузка_кор_жилет_тр_юбка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расстёгнутая_одежда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блуза_кор_брюки_жилет_тр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блуза_кор_брюки_жилет_кост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блуза_кор_брюк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блуза_дл_жилет_тр_брюк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блуза_дл_жилет_кост_брюк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блуза_дл_жилет_тр_юбка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едмет_в_кармане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неопрятно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грязь_повредение_наруш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жилет_кост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лицо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6T09:17:27.616497704</dc:date>
    <meta:editing-duration>PT9M16S</meta:editing-duration>
    <meta:editing-cycles>4</meta:editing-cycles>
    <meta:generator>LibreOffice/7.3.7.2$Linux_X86_64 LibreOffice_project/30$Build-2</meta:generator>
    <meta:document-statistic meta:table-count="1" meta:cell-count="169" meta:object-count="0"/>
  </office:meta>
</office:document-meta>
</file>